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2beb6" officeooo:paragraph-rsid="0012beb6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2beb6" officeooo:paragraph-rsid="001722a7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2beb6" officeooo:paragraph-rsid="001c3f58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2beb6" officeooo:paragraph-rsid="001d91d7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2beb6" officeooo:paragraph-rsid="0020bec8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5cd41" officeooo:paragraph-rsid="0015cd41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15cd41" officeooo:paragraph-rsid="0017aa65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1722a7" officeooo:paragraph-rsid="001722a7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7aa65" officeooo:paragraph-rsid="0017aa65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1b6745" officeooo:paragraph-rsid="001b6745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c3930" officeooo:paragraph-rsid="001c3930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c3930" officeooo:paragraph-rsid="0017aa65" style:language-asian="zxx" style:country-asian="none" style:language-complex="zxx" style:country-complex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722a7"/>
    </style:style>
    <style:style style:name="T3" style:family="text">
      <style:text-properties style:text-underline-style="solid" style:text-underline-width="auto" style:text-underline-color="font-color" officeooo:rsid="001c3f58"/>
    </style:style>
    <style:style style:name="T4" style:family="text">
      <style:text-properties style:text-underline-style="none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officeooo:rsid="001722a7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officeooo:rsid="0019991e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officeooo:rsid="001ef17e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officeooo:rsid="0013e0d2" style:font-style-asian="normal" style:font-style-complex="normal"/>
    </style:style>
    <style:style style:name="T10" style:family="text">
      <style:text-properties fo:font-style="normal" style:text-underline-style="solid" style:text-underline-width="auto" style:text-underline-color="font-color" officeooo:rsid="0021c8f5" style:font-style-asian="normal" style:font-style-complex="normal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3e0d2" style:font-style-asian="normal" style:font-style-complex="normal"/>
    </style:style>
    <style:style style:name="T13" style:family="text">
      <style:text-properties fo:font-style="normal" style:text-underline-style="none" officeooo:rsid="0015cd41" style:font-style-asian="normal" style:font-style-complex="normal"/>
    </style:style>
    <style:style style:name="T14" style:family="text">
      <style:text-properties fo:font-style="normal" style:text-underline-style="none" officeooo:rsid="001722a7" style:font-style-asian="normal" style:font-style-complex="normal"/>
    </style:style>
    <style:style style:name="T15" style:family="text">
      <style:text-properties fo:font-style="normal" style:text-underline-style="none" officeooo:rsid="0017aa65" style:font-style-asian="normal" style:font-style-complex="normal"/>
    </style:style>
    <style:style style:name="T16" style:family="text">
      <style:text-properties fo:font-style="normal" style:text-underline-style="none" officeooo:rsid="00198e62" style:font-style-asian="normal" style:font-style-complex="normal"/>
    </style:style>
    <style:style style:name="T17" style:family="text">
      <style:text-properties fo:font-style="normal" style:text-underline-style="none" officeooo:rsid="0019991e" style:font-style-asian="normal" style:font-style-complex="normal"/>
    </style:style>
    <style:style style:name="T18" style:family="text">
      <style:text-properties fo:font-style="normal" style:text-underline-style="none" officeooo:rsid="001c3930" style:font-style-asian="normal" style:font-style-complex="normal"/>
    </style:style>
    <style:style style:name="T19" style:family="text">
      <style:text-properties fo:font-style="normal" style:text-underline-style="none" officeooo:rsid="001c3f58" style:font-style-asian="normal" style:font-style-complex="normal"/>
    </style:style>
    <style:style style:name="T20" style:family="text">
      <style:text-properties fo:font-style="normal" style:text-underline-style="none" officeooo:rsid="001ee764" style:font-style-asian="normal" style:font-style-complex="normal"/>
    </style:style>
    <style:style style:name="T21" style:family="text">
      <style:text-properties fo:font-style="normal" style:text-underline-style="none" officeooo:rsid="001ef17e" style:font-style-asian="normal" style:font-style-complex="normal"/>
    </style:style>
    <style:style style:name="T22" style:family="text">
      <style:text-properties fo:font-style="normal" style:text-underline-style="none" officeooo:rsid="0021c8f5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herent(<text:span text:style-name="T1">numLicense</text:span><text:span text:style-name="T4">, nom, prenom, naissance, rôle)</text:span></text:p>
      <text:p text:style-name="P1"><text:span text:style-name="T4"/></text:p>
      <text:p text:style-name="P3"><text:span text:style-name="T4">CompteRendu(</text:span><text:span text:style-name="T2">(</text:span><text:span text:style-name="T3">#numAuteur</text:span><text:span text:style-name="T5">, date</text:span><text:span text:style-name="T6">)</text:span><text:span text:style-name="T11">, titre, contenu)</text:span></text:p>
      <text:p text:style-name="P3"><text:span text:style-name="T11"><text:tab/></text:span><text:span text:style-name="T19">&gt;numAuteur <text:s/></text:span><text:span text:style-name="T14">référence un numLicense de la table Adheren</text:span><text:span text:style-name="T19">t</text:span></text:p>
      <text:p text:style-name="P1"><text:span text:style-name="T11"/></text:p>
      <text:p text:style-name="P1"><text:span text:style-name="T11">Message(</text:span><text:span text:style-name="T5">(date, #numExpediteur)</text:span><text:span text:style-name="T11">, #numDestinataire, contenu)</text:span></text:p>
      <text:p text:style-name="P1"><text:span text:style-name="T11"/></text:p>
      <text:p text:style-name="P8"><text:span text:style-name="T11"><text:tab/>&gt;numExpediteur référence un numLicense de la table Adherent</text:span></text:p>
      <text:p text:style-name="P8"><text:span text:style-name="T11"><text:tab/>&gt;numDestinataire référence un numLicense de la table Adherent</text:span></text:p>
      <text:p text:style-name="P8"><text:span text:style-name="T11"/></text:p>
      <text:p text:style-name="P4"><text:span text:style-name="T11">Lieu( </text:span><text:span text:style-name="T5">adresse,</text:span><text:span text:style-name="T11"> nom)</text:span></text:p>
      <text:p text:style-name="P1"><text:span text:style-name="T11"/></text:p>
      <text:p text:style-name="P5"><text:span text:style-name="T11">Sortie(</text:span><text:span text:style-name="T10">(</text:span><text:span text:style-name="T5">nom,</text:span><text:span text:style-name="T9"> date</text:span><text:span text:style-name="T10">)</text:span><text:span text:style-name="T12">, </text:span><text:span text:style-name="T11">#</text:span><text:span text:style-name="T12">numOrganisateur, #</text:span><text:span text:style-name="T20">adresse</text:span><text:span text:style-name="T12">, valide, </text:span><text:span text:style-name="T13">pratique, </text:span><text:span text:style-name="T16">image</text:span><text:span text:style-name="T13">)</text:span></text:p>
      <text:p text:style-name="P2"><text:span text:style-name="T13"><text:tab/></text:span><text:span text:style-name="T14">&gt;</text:span><text:span text:style-name="T15">n</text:span><text:span text:style-name="T14">umOrganisateur référence un numLicense de la table Adherent</text:span></text:p>
      <text:p text:style-name="P2"><text:span text:style-name="T14"><text:tab/>&gt;</text:span><text:span text:style-name="T20">adresse</text:span><text:span text:style-name="T14"> référence un</text:span><text:span text:style-name="T20">e adresse</text:span><text:span text:style-name="T14"> de la table Lieu</text:span></text:p>
      <text:p text:style-name="P2"><text:span text:style-name="T14"/></text:p>
      <text:p text:style-name="P9"><text:span text:style-name="T14">V</text:span><text:span text:style-name="T11">ehicule(</text:span><text:span text:style-name="T7">matricule</text:span><text:span text:style-name="T17">, </text:span><text:span text:style-name="T11">#numProprietaire, #nomSortie, nbPlaces)</text:span></text:p>
      <text:p text:style-name="P9"><text:span text:style-name="T11"><text:tab/>&gt;numProprietaire </text:span><text:span text:style-name="T14">référence un numLicense de la table Adherent</text:span></text:p>
      <text:p text:style-name="P9"><text:span text:style-name="T14"><text:tab/></text:span><text:span text:style-name="T11">&gt;nomSortie </text:span><text:span text:style-name="T14">référence un </text:span><text:span text:style-name="T11">nom</text:span><text:span text:style-name="T14"> de la table </text:span><text:span text:style-name="T11">Sortie</text:span></text:p>
      <text:p text:style-name="P2"><text:span text:style-name="T14"/></text:p>
      <text:p text:style-name="P6"><text:span text:style-name="T11">Commentaire(</text:span><text:span text:style-name="T5">(date, #n</text:span><text:span text:style-name="T8">u</text:span><text:span text:style-name="T5">mAuteur)</text:span><text:span text:style-name="T11">, #nomSortie, contenu)</text:span></text:p>
      <text:p text:style-name="P7"><text:span text:style-name="T11"><text:tab/></text:span><text:span text:style-name="T15">&gt;n</text:span><text:span text:style-name="T21">u</text:span><text:span text:style-name="T15">mAuteur </text:span><text:span text:style-name="T14">référence un numLicense de la table Adherent</text:span></text:p>
      <text:p text:style-name="P7"><text:span text:style-name="T14"><text:tab/></text:span><text:span text:style-name="T15">&gt;nomSortie </text:span><text:span text:style-name="T14">référence un </text:span><text:span text:style-name="T15">nom</text:span><text:span text:style-name="T14"> de la table </text:span><text:span text:style-name="T15">Sortie</text:span></text:p>
      <text:p text:style-name="P7"><text:span text:style-name="T15"/></text:p>
      <text:p text:style-name="P12"><text:span text:style-name="T11"/></text:p>
      <text:p text:style-name="P7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4:11:31.514893309</meta:creation-date>
    <dc:date>2019-10-18T16:01:17.751130343</dc:date>
    <meta:editing-duration>PT1H28M19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03" meta:character-count="858" meta:non-whitespace-character-count="761"/>
  </office:meta>
</office:document-meta>
</file>